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text-properties fo:color="#cccccc" style:font-name="Gentium Basic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Frame_20_contents">
      <style:text-properties fo:color="#cccccc" style:font-name="Gentium Basic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4.361in" svg:y="7.7528in" svg:width="1.4654in" draw:z-index="0">
        <draw:text-box fo:min-height="0.0161in">
          <text:p text:style-name="P1">DRAFT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Dennis Drescher</meta:initial-creator>
    <meta:creation-date>2009-05-26T12:03:13</meta:creation-date>
    <dc:date>2009-11-09T10:52:14</dc:date>
    <meta:editing-cycles>4</meta:editing-cycles>
    <meta:editing-duration>PT00H12M38S</meta:editing-duration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